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 Adjusted', 'Segoe UI', 'Liberation Sans', sans-serif"/>
  </office:font-face-decls>
  <office:automatic-styles>
    <style:style style:name="P1" style:family="paragraph" style:parent-style-name="Footer">
      <style:paragraph-properties>
        <style:tab-stops>
          <style:tab-stop style:position="6.6925in" style:type="center"/>
          <style:tab-stop style:position="7.311in" style:type="right"/>
        </style:tab-stops>
      </style:paragraph-properties>
    </style:style>
    <style:style style:name="P2" style:family="paragraph" style:parent-style-name="Preformatted_20_Text">
      <loext:graphic-properties draw:fill="solid" draw:fill-color="#fbfdff" draw:opacity="100%"/>
      <style:paragraph-properties fo:margin-left="0in" fo:margin-right="0in" fo:margin-top="0in" fo:margin-bottom="0in" style:contextual-spacing="false" fo:line-height="100%" fo:orphans="2" fo:widows="2" fo:text-indent="0in" style:auto-text-indent="false" fo:background-color="#fbfdff" fo:padding-left="0.2083in" fo:padding-right="0in" fo:padding-top="0.1772in" fo:padding-bottom="0.1772in" fo:border-left="0.06pt solid #e5e8ec" fo:border-right="none" fo:border-top="0.06pt solid #e5e8ec" fo:border-bottom="0.06pt solid #e5e8ec"/>
      <style:text-properties officeooo:paragraph-rsid="002a7d1c"/>
    </style:style>
    <style:style style:name="P3" style:family="paragraph" style:parent-style-name="Text_20_body" style:master-page-name="">
      <loext:graphic-properties draw:fill="none"/>
      <style:paragraph-properties fo:margin-left="0in" fo:margin-right="0in" fo:margin-top="0in" fo:margin-bottom="0.0598in" style:contextual-spacing="false" fo:line-height="100%" fo:orphans="2" fo:widows="2" fo:text-indent="0.25in" style:auto-text-indent="false" style:page-number="auto" fo:background-color="transparent">
        <style:tab-stops/>
      </style:paragraph-properties>
      <style:text-properties officeooo:paragraph-rsid="001f6b5e"/>
    </style:style>
    <style:style style:name="P4" style:family="paragraph" style:parent-style-name="Text_20_body">
      <loext:graphic-properties draw:fill="none"/>
      <style:paragraph-properties fo:margin-left="0in" fo:margin-right="0in" fo:margin-top="0in" fo:margin-bottom="0.0598in" style:contextual-spacing="false" fo:line-height="100%" fo:orphans="2" fo:widows="2" fo:text-indent="0.25in" style:auto-text-indent="false" fo:background-color="transparent">
        <style:tab-stops/>
      </style:paragraph-properties>
      <style:text-properties officeooo:paragraph-rsid="001f6b5e"/>
    </style:style>
    <style:style style:name="P5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00%" fo:orphans="2" fo:widows="2" fo:text-indent="0.25in" style:auto-text-indent="false" style:page-number="auto" fo:background-color="transparent">
        <style:tab-stops/>
      </style:paragraph-properties>
      <style:text-properties officeooo:paragraph-rsid="001f6b5e"/>
    </style:style>
    <style:style style:name="P6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00%" fo:orphans="2" fo:widows="2" fo:text-indent="0.25in" style:auto-text-indent="false" style:page-number="auto" fo:background-color="transparent">
        <style:tab-stops/>
      </style:paragraph-properties>
      <style:text-properties officeooo:paragraph-rsid="002500d5"/>
    </style:style>
    <style:style style:name="P7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00%" fo:orphans="2" fo:widows="2" fo:text-indent="0.25in" style:auto-text-indent="false" fo:background-color="transparent">
        <style:tab-stops/>
      </style:paragraph-properties>
      <style:text-properties officeooo:paragraph-rsid="002500d5"/>
    </style:style>
    <style:style style:name="P8" style:family="paragraph" style:parent-style-name="Text_20_body">
      <loext:graphic-properties draw:fill="none"/>
      <style:paragraph-properties fo:margin-left="0in" fo:margin-right="0in" fo:margin-top="0in" fo:margin-bottom="0.0402in" style:contextual-spacing="false" fo:line-height="100%" fo:orphans="2" fo:widows="2" fo:text-indent="0.25in" style:auto-text-indent="false" fo:background-color="transparent">
        <style:tab-stops/>
      </style:paragraph-properties>
      <style:text-properties officeooo:paragraph-rsid="002500d5"/>
    </style:style>
    <style:style style:name="P9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00%" fo:orphans="2" fo:widows="2" fo:text-indent="0.25in" style:auto-text-indent="false" style:page-number="auto" fo:background-color="transparent">
        <style:tab-stops/>
      </style:paragraph-properties>
      <style:text-properties officeooo:paragraph-rsid="0023c743"/>
    </style:style>
    <style:style style:name="P10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00%" fo:orphans="2" fo:widows="2" fo:text-indent="0.25in" style:auto-text-indent="false" fo:background-color="transparent">
        <style:tab-stops/>
      </style:paragraph-properties>
      <style:text-properties officeooo:paragraph-rsid="0023c743"/>
    </style:style>
    <style:style style:name="P11" style:family="paragraph" style:parent-style-name="Text_20_body">
      <loext:graphic-properties draw:fill="none"/>
      <style:paragraph-properties fo:margin-left="0in" fo:margin-right="0in" fo:margin-top="0in" fo:margin-bottom="0.0598in" style:contextual-spacing="false" fo:line-height="100%" fo:orphans="2" fo:widows="2" fo:text-indent="0.25in" style:auto-text-indent="false" fo:background-color="transparent">
        <style:tab-stops/>
      </style:paragraph-properties>
      <style:text-properties officeooo:paragraph-rsid="0023c743"/>
    </style:style>
    <style:style style:name="P12" style:family="paragraph" style:parent-style-name="Text_20_body">
      <loext:graphic-properties draw:fill="none" draw:fill-gradient-name="gradient" draw:fill-hatch-name="hatch"/>
      <style:paragraph-properties fo:margin-left="0in" fo:margin-right="0in" fo:margin-top="0in" fo:margin-bottom="0.0402in" style:contextual-spacing="false" fo:line-height="100%" fo:orphans="2" fo:widows="2" fo:text-indent="0in" style:auto-text-indent="false" fo:background-color="transparent" fo:keep-with-next="always">
        <style:tab-stops/>
      </style:paragraph-properties>
      <style:text-properties officeooo:paragraph-rsid="002e6295"/>
    </style:style>
    <style:style style:name="P13" style:family="paragraph" style:parent-style-name="Text_20_body" style:master-page-name="">
      <loext:graphic-properties draw:fill="none" draw:fill-gradient-name="gradient" draw:fill-hatch-name="hatch"/>
      <style:paragraph-properties fo:margin-left="0in" fo:margin-right="0in" fo:margin-top="0in" fo:margin-bottom="0.0402in" style:contextual-spacing="false" fo:line-height="100%" fo:orphans="2" fo:widows="2" fo:text-indent="0in" style:auto-text-indent="false" style:page-number="auto" fo:background-color="transparent" fo:keep-with-next="always">
        <style:tab-stops/>
      </style:paragraph-properties>
      <style:text-properties officeooo:paragraph-rsid="002e6295"/>
    </style:style>
    <style:style style:name="P14" style:family="paragraph" style:parent-style-name="Text_20_body" style:master-page-name="">
      <loext:graphic-properties draw:fill="none"/>
      <style:paragraph-properties fo:margin-left="0in" fo:margin-right="0in" fo:margin-top="0in" fo:margin-bottom="0.0402in" style:contextual-spacing="false" fo:line-height="100%" fo:orphans="2" fo:widows="2" fo:text-indent="0.25in" style:auto-text-indent="false" style:page-number="auto" fo:background-color="transparent">
        <style:tab-stops/>
      </style:paragraph-properties>
      <style:text-properties officeooo:paragraph-rsid="002e6295"/>
    </style:style>
    <style:style style:name="P15" style:family="paragraph" style:parent-style-name="Text_20_body">
      <loext:graphic-properties draw:fill="none"/>
      <style:paragraph-properties fo:margin-left="0in" fo:margin-right="0in" fo:margin-top="0in" fo:margin-bottom="0.0402in" style:contextual-spacing="false" fo:line-height="100%" fo:orphans="2" fo:widows="2" fo:text-indent="0.25in" style:auto-text-indent="false" fo:background-color="transparent">
        <style:tab-stops/>
      </style:paragraph-properties>
      <style:text-properties officeooo:paragraph-rsid="002e6295"/>
    </style:style>
    <style:style style:name="P16" style:family="paragraph" style:parent-style-name="Text_20_body">
      <loext:graphic-properties draw:fill="none" draw:fill-gradient-name="gradient" draw:fill-hatch-name="hatch"/>
      <style:paragraph-properties fo:margin-left="0in" fo:margin-right="0in" fo:margin-top="0in" fo:margin-bottom="0.0402in" style:contextual-spacing="false" fo:line-height="100%" fo:orphans="2" fo:widows="2" fo:text-indent="0in" style:auto-text-indent="false" fo:background-color="transparent" fo:keep-with-next="always">
        <style:tab-stops/>
      </style:paragraph-properties>
      <style:text-properties officeooo:paragraph-rsid="002f3bd0"/>
    </style:style>
    <style:style style:name="P17" style:family="paragraph" style:parent-style-name="Preformatted_20_Text">
      <loext:graphic-properties draw:fill="solid" draw:fill-color="#fbfdff" draw:opacity="100%"/>
      <style:paragraph-properties fo:margin-left="0in" fo:margin-right="0in" fo:margin-top="0in" fo:margin-bottom="0in" style:contextual-spacing="false" fo:line-height="100%" fo:orphans="2" fo:widows="2" fo:text-indent="0in" style:auto-text-indent="false" fo:background-color="#fbfdff" fo:padding-left="0.2083in" fo:padding-right="0in" fo:padding-top="0.1772in" fo:padding-bottom="0.1772in" fo:border-left="0.06pt solid #e5e8ec" fo:border-right="none" fo:border-top="0.06pt solid #e5e8ec" fo:border-bottom="0.06pt solid #e5e8ec"/>
    </style:style>
    <style:style style:name="P18" style:family="paragraph" style:parent-style-name="Preformatted_20_Text">
      <loext:graphic-properties draw:fill="solid" draw:fill-color="#fbfdff" draw:opacity="100%"/>
      <style:paragraph-properties fo:margin-top="0in" fo:margin-bottom="0in" style:contextual-spacing="false" fo:line-height="100%" fo:orphans="2" fo:widows="2" fo:background-color="#fbfdff" fo:padding-left="0.2083in" fo:padding-right="0in" fo:padding-top="0.1772in" fo:padding-bottom="0.1772in" fo:border-left="0.06pt solid #e5e8ec" fo:border-right="none" fo:border-top="0.06pt solid #e5e8ec" fo:border-bottom="0.06pt solid #e5e8ec"/>
    </style:style>
    <style:style style:name="P19" style:family="paragraph" style:parent-style-name="Text_20_body">
      <style:paragraph-properties fo:margin-left="0in" fo:margin-right="0in" fo:orphans="2" fo:widows="2" fo:text-indent="0in" style:auto-text-indent="false"/>
    </style:style>
    <style:style style:name="P20" style:family="paragraph" style:parent-style-name="Text_20_body">
      <style:paragraph-properties fo:margin-left="0in" fo:margin-right="0in" fo:margin-top="0in" fo:margin-bottom="0.0402in" style:contextual-spacing="false" fo:orphans="2" fo:widows="2" fo:text-indent="0in" style:auto-text-indent="false"/>
    </style:style>
    <style:style style:name="P21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1f2789"/>
    </style:style>
    <style:style style:name="P22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1f6b5e"/>
    </style:style>
    <style:style style:name="P23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2500d5"/>
    </style:style>
    <style:style style:name="P24" style:family="paragraph" style:parent-style-name="Preformatted_20_Text">
      <loext:graphic-properties draw:fill="solid" draw:fill-color="#fbfdff" draw:opacity="100%"/>
      <style:paragraph-properties fo:margin-top="0in" fo:margin-bottom="0in" style:contextual-spacing="false" fo:line-height="160%" fo:orphans="2" fo:widows="2" fo:background-color="#fbfdff" fo:padding-left="0.2083in" fo:padding-right="0in" fo:padding-top="0.1772in" fo:padding-bottom="0.1772in" fo:border-left="0.06pt solid #e5e8ec" fo:border-right="none" fo:border-top="0.06pt solid #e5e8ec" fo:border-bottom="0.06pt solid #e5e8ec"/>
    </style:style>
    <style:style style:name="P2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7" style:family="paragraph" style:parent-style-name="Text_20_body">
      <style:text-properties officeooo:paragraph-rsid="0026f4f5"/>
    </style:style>
    <style:style style:name="P28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11111" loext:opacity="100%" style:font-name="Liberation Mono" fo:font-size="10pt" fo:letter-spacing="normal" fo:font-style="normal" fo:font-weight="normal" style:font-size-asian="10pt" style:font-size-complex="10pt"/>
    </style:style>
    <style:style style:name="P29" style:family="paragraph" style:parent-style-name="Quotations">
      <loext:graphic-properties draw:fill="solid" draw:fill-color="#ffffff" draw:opacity="100%"/>
      <style:paragraph-properties fo:margin-left="0in" fo:margin-right="0in" fo:margin-top="0.1252in" fo:margin-bottom="0.1252in" style:contextual-spacing="false" fo:orphans="2" fo:widows="2" fo:text-indent="0in" style:auto-text-indent="false" fo:background-color="#ffffff" fo:padding-left="0.1252in" fo:padding-right="0in" fo:padding-top="0in" fo:padding-bottom="0in" fo:border-left="3pt solid #548eaa" fo:border-right="none" fo:border-top="none" fo:border-bottom="none"/>
      <style:text-properties fo:font-variant="normal" fo:text-transform="none" fo:color="#111111" loext:opacity="100%" style:font-name="Liberation Mono" fo:font-size="10pt" fo:letter-spacing="normal" fo:font-style="normal" fo:font-weight="normal" style:font-size-asian="10pt" style:font-size-complex="10pt"/>
    </style:style>
    <style:style style:name="P30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11111" loext:opacity="100%" style:font-name="Liberation Mono" fo:font-size="10pt" fo:letter-spacing="normal" fo:font-style="normal" fo:font-weight="normal" officeooo:paragraph-rsid="001f6b5e" style:font-size-asian="10pt" style:font-size-complex="10pt"/>
    </style:style>
    <style:style style:name="P31" style:family="paragraph" style:parent-style-name="Text_20_body">
      <style:paragraph-properties fo:margin-left="0in" fo:margin-right="0in" fo:orphans="2" fo:widows="2" fo:text-indent="0in" style:auto-text-indent="false"/>
      <style:text-properties style:font-name="Liberation Mono" officeooo:paragraph-rsid="0023c743"/>
    </style:style>
    <style:style style:name="P32" style:family="paragraph" style:parent-style-name="Text_20_body">
      <style:paragraph-properties fo:margin-left="0in" fo:margin-right="0in" fo:orphans="2" fo:widows="2" fo:text-indent="0in" style:auto-text-indent="false"/>
      <style:text-properties style:font-name="Liberation Mono" officeooo:paragraph-rsid="002500d5"/>
    </style:style>
    <style:style style:name="P33" style:family="paragraph" style:parent-style-name="Heading_20_2" style:master-page-name="">
      <loext:graphic-properties draw:fill="none" draw:fill-gradient-name="gradient" draw:fill-hatch-name="hatch"/>
      <style:paragraph-properties fo:margin-left="0in" fo:margin-right="0in" fo:margin-top="0.0598in" fo:margin-bottom="0.0598in" style:contextual-spacing="false" fo:line-height="100%" fo:orphans="2" fo:widows="2" fo:text-indent="0in" style:auto-text-indent="false" style:page-number="auto" fo:background-color="transparent">
        <style:tab-stops/>
      </style:paragraph-properties>
      <style:text-properties style:font-name="Liberation Mono" officeooo:paragraph-rsid="002e6295"/>
    </style:style>
    <style:style style:name="P34" style:family="paragraph" style:parent-style-name="Heading_20_2" style:master-page-name="">
      <loext:graphic-properties draw:fill="none" draw:fill-gradient-name="gradient" draw:fill-hatch-name="hatch"/>
      <style:paragraph-properties fo:margin-left="0in" fo:margin-right="0in" fo:margin-top="0.0598in" fo:margin-bottom="0.0598in" style:contextual-spacing="false" fo:line-height="100%" fo:orphans="2" fo:widows="2" fo:text-indent="0in" style:auto-text-indent="false" style:page-number="auto" fo:background-color="transparent">
        <style:tab-stops/>
      </style:paragraph-properties>
      <style:text-properties style:font-name="Liberation Mono" officeooo:paragraph-rsid="002f3bd0"/>
    </style:style>
    <style:style style:name="P35" style:family="paragraph" style:parent-style-name="Heading_20_2">
      <loext:graphic-properties draw:fill-gradient-name="gradient" draw:fill-hatch-name="hatch"/>
      <style:text-properties style:font-name="Liberation Mono"/>
    </style:style>
    <style:style style:name="P36" style:family="paragraph" style:parent-style-name="Heading_20_2">
      <style:text-properties fo:color="#3ac1ef" loext:opacity="100%" style:font-name="Liberation Mono" fo:font-size="10pt" style:font-size-asian="10pt" style:font-size-complex="10pt"/>
    </style:style>
    <style:style style:name="P37" style:family="paragraph" style:parent-style-name="Heading_20_2">
      <style:text-properties fo:color="#3ac1ef" loext:opacity="100%" style:font-name="Liberation Mono" fo:font-size="10pt" fo:font-weight="bold" style:font-name-asian="Noto Serif CJK SC" style:font-size-asian="10pt" style:font-weight-asian="bold" style:font-name-complex="Lohit Devanagari1" style:font-size-complex="10pt" style:font-weight-complex="bold"/>
    </style:style>
    <style:style style:name="P38" style:family="paragraph" style:parent-style-name="Heading_20_2">
      <style:paragraph-properties fo:line-height="100%"/>
      <style:text-properties fo:color="#3ac1ef" loext:opacity="100%" style:font-name="Liberation Mono" fo:font-size="10pt" fo:font-weight="bold" style:font-name-asian="Noto Serif CJK SC" style:font-size-asian="10pt" style:font-weight-asian="bold" style:font-name-complex="Lohit Devanagari1" style:font-size-complex="10pt" style:font-weight-complex="bold"/>
    </style:style>
    <style:style style:name="P39" style:family="paragraph" style:parent-style-name="Heading_20_2">
      <style:paragraph-properties fo:line-height="162%"/>
      <style:text-properties fo:color="#3ac1ef" loext:opacity="100%" style:font-name="Liberation Mono" fo:font-size="10pt" fo:font-weight="bold" style:font-name-asian="Noto Serif CJK SC" style:font-size-asian="10pt" style:font-weight-asian="bold" style:font-name-complex="Lohit Devanagari1" style:font-size-complex="10pt" style:font-weight-complex="bold"/>
    </style:style>
    <style:style style:name="P40" style:family="paragraph" style:parent-style-name="Heading_20_2" style:master-page-name="">
      <loext:graphic-properties draw:fill-gradient-name="gradient" draw:fill-hatch-name="hatch"/>
      <style:paragraph-properties fo:line-height="162%" style:page-number="auto"/>
      <style:text-properties fo:color="#3ac1ef" loext:opacity="100%" style:font-name="Liberation Mono" fo:font-size="10pt" fo:font-weight="bold" style:font-name-asian="Noto Serif CJK SC" style:font-size-asian="10pt" style:font-weight-asian="bold" style:font-name-complex="Lohit Devanagari1" style:font-size-complex="10pt" style:font-weight-complex="bold"/>
    </style:style>
    <style:style style:name="P41" style:family="paragraph" style:parent-style-name="Text_20_body">
      <loext:graphic-properties draw:fill="none"/>
      <style:paragraph-properties fo:margin-left="0in" fo:margin-right="0in" fo:margin-top="0in" fo:margin-bottom="0.0402in" style:contextual-spacing="false" fo:line-height="100%" fo:orphans="2" fo:widows="2" fo:text-indent="0.25in" style:auto-text-indent="false" fo:background-color="transparent">
        <style:tab-stops/>
      </style:paragraph-properties>
      <style:text-properties officeooo:paragraph-rsid="002f3bd0"/>
    </style:style>
    <style:style style:name="P42" style:family="paragraph" style:parent-style-name="Text_20_body">
      <loext:graphic-properties draw:fill="none"/>
      <style:paragraph-properties fo:margin-left="0in" fo:margin-right="0in" fo:margin-top="0in" fo:margin-bottom="0.0402in" style:contextual-spacing="false" fo:line-height="100%" fo:orphans="2" fo:widows="2" fo:text-indent="0.25in" style:auto-text-indent="false" fo:background-color="transparent">
        <style:tab-stops/>
      </style:paragraph-properties>
      <style:text-properties officeooo:paragraph-rsid="0030d6df"/>
    </style:style>
    <style:style style:name="T1" style:family="text">
      <style:text-properties style:font-name="AnjaliOldLipi" fo:font-size="8pt" style:font-size-asian="8pt" style:font-size-complex="8pt"/>
    </style:style>
    <style:style style:name="T2" style:family="text">
      <style:text-properties style:font-name="AnjaliOldLipi" fo:font-size="8pt" officeooo:rsid="002a1543" style:font-size-asian="8pt" style:font-size-complex="8pt"/>
    </style:style>
    <style:style style:name="T3" style:family="text">
      <style:text-properties style:font-name="AnjaliOldLipi" fo:font-size="8pt" officeooo:rsid="001ed9f4" style:font-size-asian="8pt" style:font-size-complex="8pt"/>
    </style:style>
    <style:style style:name="T4" style:family="text">
      <style:text-properties style:font-name="AnjaliOldLipi" fo:font-size="8pt" fo:font-weight="bold" officeooo:rsid="001ed9f4" style:font-size-asian="8pt" style:font-weight-asian="bold" style:font-size-complex="8pt" style:font-weight-complex="bold"/>
    </style:style>
    <style:style style:name="T5" style:family="text">
      <style:text-properties fo:font-variant="normal" fo:text-transform="none" fo:color="#111111" loext:opacity="100%" fo:font-size="10pt" fo:letter-spacing="normal" fo:font-style="normal" fo:font-weight="normal" officeooo:rsid="002500d5" style:font-size-asian="10pt" style:font-size-complex="10pt"/>
    </style:style>
    <style:style style:name="T6" style:family="text">
      <style:text-properties fo:font-variant="normal" fo:text-transform="none" fo:color="#111111" loext:opacity="100%" fo:font-size="10pt" fo:letter-spacing="normal" fo:font-style="normal" fo:font-weight="normal" officeooo:rsid="0023c743" style:font-size-asian="10pt" style:font-size-complex="10pt"/>
    </style:style>
    <style:style style:name="T7" style:family="text">
      <style:text-properties fo:font-variant="normal" fo:text-transform="none" fo:color="#111111" loext:opacity="100%" style:font-name="Liberation Mono" fo:font-size="10pt" fo:letter-spacing="normal" fo:font-style="normal" fo:font-weight="normal" style:font-size-asian="10pt" style:font-size-complex="10pt"/>
    </style:style>
    <style:style style:name="T8" style:family="text">
      <style:text-properties fo:font-variant="normal" fo:text-transform="none" fo:color="#111111" loext:opacity="100%" style:font-name="Liberation Mono" fo:font-size="10pt" fo:letter-spacing="normal" fo:font-style="normal" fo:font-weight="normal" fo:background-color="#fafafa" loext:char-shading-value="0" style:font-size-asian="10pt" style:font-size-complex="10pt" loext:padding="0in" loext:border="none"/>
    </style:style>
    <style:style style:name="T9" style:family="text">
      <style:text-properties fo:font-variant="normal" fo:text-transform="none" fo:color="#111111" loext:opacity="100%" style:font-name="Liberation Mono" fo:font-size="10pt" fo:letter-spacing="normal" fo:font-style="normal" fo:font-weight="normal" officeooo:rsid="002500d5" fo:background-color="#fafafa" loext:char-shading-value="0" style:font-name-asian="Noto Serif CJK SC" style:font-size-asian="10pt" style:font-style-asian="italic" style:font-weight-asian="bold" style:font-name-complex="Lohit Devanagari1" style:font-size-complex="10pt" style:font-style-complex="italic" style:font-weight-complex="bold" loext:padding="0in" loext:border="none"/>
    </style:style>
    <style:style style:name="T10" style:family="text">
      <style:text-properties fo:font-variant="normal" fo:text-transform="none" fo:color="#111111" loext:opacity="100%" style:font-name="Liberation Mono" fo:font-size="10pt" fo:letter-spacing="normal" fo:font-style="normal" fo:font-weight="normal" officeooo:rsid="002f3bd0" fo:background-color="#fafafa" loext:char-shading-value="0" style:font-name-asian="Noto Serif CJK SC" style:font-size-asian="10pt" style:font-style-asian="italic" style:font-weight-asian="bold" style:font-name-complex="Lohit Devanagari1" style:font-size-complex="10pt" style:font-style-complex="italic" style:font-weight-complex="bold" loext:padding="0in" loext:border="none"/>
    </style:style>
    <style:style style:name="T11" style:family="text">
      <style:text-properties fo:font-variant="normal" fo:text-transform="none" fo:color="#111111" loext:opacity="100%" style:font-name="Liberation Mono" fo:font-size="10pt" fo:letter-spacing="normal" style:font-size-asian="10pt" style:font-size-complex="10pt"/>
    </style:style>
    <style:style style:name="T12" style:family="text">
      <style:text-properties fo:font-variant="normal" fo:text-transform="none" fo:color="#4d4d4c" loext:opacity="100%" style:font-name="Liberation Mono" fo:letter-spacing="normal" fo:font-style="normal" fo:font-weight="normal" loext:padding="0in" loext:border="none"/>
    </style:style>
    <style:style style:name="T13" style:family="text">
      <style:text-properties fo:font-variant="normal" fo:text-transform="none" fo:color="#3465a4" loext:opacity="100%" style:font-name="Liberation Mono" fo:font-size="8pt" fo:letter-spacing="normal" fo:font-style="italic" fo:font-weight="normal" officeooo:rsid="0027b6d9" fo:background-color="#fafafa" loext:char-shading-value="0" style:font-size-asian="8pt" style:font-style-asian="italic" style:font-size-complex="8pt" style:font-style-complex="italic" loext:padding="0in" loext:border="none"/>
    </style:style>
    <style:style style:name="T14" style:family="text">
      <style:text-properties fo:font-variant="normal" fo:text-transform="none" fo:color="#3465a4" loext:opacity="100%" style:font-name="Liberation Mono" fo:font-size="8pt" fo:letter-spacing="normal" fo:font-style="italic" fo:font-weight="normal" officeooo:rsid="0027b6d9" fo:background-color="#fafafa" loext:char-shading-value="0" style:font-name-asian="Noto Sans Mono CJK SC" style:font-size-asian="8pt" style:font-style-asian="italic" style:font-name-complex="Liberation Mono" style:font-size-complex="8pt" style:font-style-complex="italic" loext:padding="0in" loext:border="none"/>
    </style:style>
    <style:style style:name="T15" style:family="text">
      <style:text-properties fo:font-variant="normal" fo:text-transform="none" fo:color="#3465a4" loext:opacity="100%" fo:font-size="10pt" fo:letter-spacing="normal" fo:font-style="italic" fo:font-weight="normal" officeooo:rsid="0023c743" style:font-size-asian="10pt" style:font-style-asian="italic" style:font-size-complex="10pt" style:font-style-complex="italic"/>
    </style:style>
    <style:style style:name="T16" style:family="text">
      <style:text-properties fo:font-variant="normal" fo:text-transform="none" fo:color="#3465a4" loext:opacity="100%" fo:font-size="10pt" fo:letter-spacing="normal" fo:font-style="italic" fo:font-weight="normal" officeooo:rsid="002500d5" style:font-size-asian="10pt" style:font-style-asian="italic" style:font-size-complex="10pt" style:font-style-complex="italic"/>
    </style:style>
    <style:style style:name="T17" style:family="text">
      <style:text-properties fo:font-variant="normal" fo:text-transform="none" fo:color="#55308d" loext:opacity="100%" style:font-name="Liberation Mono" fo:font-size="9pt" fo:letter-spacing="normal" fo:font-style="normal" fo:font-weight="normal" officeooo:rsid="002a7d1c" style:font-size-asian="9pt" style:font-style-asian="normal" style:font-size-complex="9pt" style:font-style-complex="normal" loext:padding="0in" loext:border="none"/>
    </style:style>
    <style:style style:name="T18" style:family="text">
      <style:text-properties fo:font-variant="normal" fo:text-transform="none" fo:color="#55308d" loext:opacity="100%" style:font-name="Liberation Mono" fo:font-size="9pt" fo:letter-spacing="normal" fo:font-style="normal" fo:font-weight="normal" style:font-size-asian="9pt" style:font-style-asian="normal" style:font-size-complex="9pt" style:font-style-complex="normal" loext:padding="0in" loext:border="none"/>
    </style:style>
    <style:style style:name="T19" style:family="text">
      <style:text-properties fo:font-variant="normal" fo:text-transform="none" fo:color="#55308d" loext:opacity="100%" style:font-name="Liberation Mono" fo:font-size="9pt" fo:letter-spacing="normal" fo:font-style="normal" fo:font-weight="normal" officeooo:rsid="002aff03" style:font-size-asian="9pt" style:font-style-asian="normal" style:font-size-complex="9pt" style:font-style-complex="normal" loext:padding="0in" loext:border="none"/>
    </style:style>
    <style:style style:name="T20" style:family="text">
      <style:text-properties fo:font-variant="normal" fo:text-transform="none" fo:color="#55308d" loext:opacity="100%" style:font-name="Liberation Mono" fo:font-size="9pt" fo:letter-spacing="normal" fo:font-style="normal" fo:font-weight="normal" officeooo:rsid="002c8631" fo:background-color="#fafafa" loext:char-shading-value="0" style:font-size-asian="9pt" style:font-style-asian="normal" style:font-size-complex="9pt" style:font-style-complex="normal" loext:padding="0in" loext:border="none"/>
    </style:style>
    <style:style style:name="T21" style:family="text">
      <style:text-properties fo:font-variant="normal" fo:text-transform="none" fo:color="#55308d" loext:opacity="100%" style:font-name="Liberation Mono" fo:font-size="9pt" fo:letter-spacing="normal" fo:font-style="normal" fo:font-weight="normal" fo:background-color="#fafafa" loext:char-shading-value="0" style:font-size-asian="9pt" style:font-style-asian="normal" style:font-size-complex="9pt" style:font-style-complex="normal" loext:padding="0in" loext:border="none"/>
    </style:style>
    <style:style style:name="T22" style:family="text">
      <style:text-properties fo:font-variant="normal" fo:text-transform="none" fo:color="#55308d" loext:opacity="100%" style:font-name="Liberation Mono" fo:font-size="8pt" fo:letter-spacing="normal" fo:font-style="normal" fo:font-weight="normal" officeooo:rsid="0023c743" fo:background-color="#fafafa" loext:char-shading-value="0" style:font-size-asian="8pt" style:font-style-asian="normal" style:font-size-complex="8pt" style:font-style-complex="normal" loext:padding="0in" loext:border="none"/>
    </style:style>
    <style:style style:name="T23" style:family="text">
      <style:text-properties fo:font-variant="normal" fo:text-transform="none" fo:color="#55308d" loext:opacity="100%" style:font-name="Liberation Mono" fo:font-size="8pt" fo:letter-spacing="normal" fo:font-style="normal" fo:font-weight="normal" officeooo:rsid="0023c743" fo:background-color="#fafafa" loext:char-shading-value="0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T24" style:family="text">
      <style:text-properties fo:font-variant="normal" fo:text-transform="none" fo:color="#55308d" loext:opacity="100%" style:font-name="Liberation Mono" fo:font-size="8pt" fo:letter-spacing="normal" fo:font-style="normal" fo:font-weight="bold" officeooo:rsid="0023c743" fo:background-color="#fafafa" loext:char-shading-value="0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T25" style:family="text">
      <style:text-properties fo:font-variant="normal" fo:text-transform="none" fo:color="#55308d" loext:opacity="100%" style:font-name="Liberation Mono" fo:font-size="10pt" fo:letter-spacing="normal" fo:font-style="normal" fo:font-weight="normal" fo:background-color="#fafafa" loext:char-shading-value="0" style:font-size-asian="10pt" style:font-size-complex="10pt" loext:padding="0in" loext:border="none"/>
    </style:style>
    <style:style style:name="T26" style:family="text">
      <style:text-properties fo:font-variant="normal" fo:text-transform="none" fo:color="#55308d" loext:opacity="100%" fo:font-size="8pt" fo:letter-spacing="normal" fo:font-style="normal" fo:font-weight="normal" officeooo:rsid="0023c743" fo:background-color="#fafafa" loext:char-shading-value="0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T27" style:family="text">
      <style:text-properties fo:font-variant="normal" fo:text-transform="none" fo:color="#55308d" loext:opacity="100%" fo:font-size="8pt" fo:letter-spacing="normal" fo:font-style="normal" fo:font-weight="normal" officeooo:rsid="002f3bd0" fo:background-color="#fafafa" loext:char-shading-value="0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T28" style:family="text">
      <style:text-properties fo:font-variant="normal" fo:text-transform="none" fo:color="#55308d" loext:opacity="100%" fo:font-size="8pt" fo:letter-spacing="normal" fo:font-style="normal" fo:font-weight="normal" officeooo:rsid="0030d6df" fo:background-color="#fafafa" loext:char-shading-value="0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T29" style:family="text">
      <style:text-properties fo:font-variant="normal" fo:text-transform="none" fo:color="#3ac1ef" loext:opacity="100%" style:font-name="Liberation Mono" fo:font-size="10pt" fo:letter-spacing="normal" fo:font-style="normal" fo:font-weight="bold" officeooo:rsid="0023c743" fo:background-color="#fafafa" loext:char-shading-value="0" style:font-name-asian="Noto Serif CJK SC" style:font-size-asian="10pt" style:font-style-asian="normal" style:font-weight-asian="bold" style:font-name-complex="Lohit Devanagari1" style:font-size-complex="10pt" style:font-style-complex="normal" style:font-weight-complex="bold" loext:padding="0in" loext:border="none"/>
    </style:style>
    <style:style style:name="T30" style:family="text">
      <style:text-properties fo:font-variant="normal" fo:text-transform="none" fo:color="#3ac1ef" loext:opacity="100%" style:font-name="Liberation Mono" fo:font-size="10pt" fo:letter-spacing="normal" fo:font-style="normal" fo:font-weight="bold" officeooo:rsid="002e6295" fo:background-color="#fafafa" loext:char-shading-value="0" style:font-name-asian="Noto Serif CJK SC" style:font-size-asian="10pt" style:font-style-asian="normal" style:font-weight-asian="bold" style:font-name-complex="Lohit Devanagari1" style:font-size-complex="10pt" style:font-style-complex="normal" style:font-weight-complex="bold" loext:padding="0in" loext:border="none"/>
    </style:style>
    <style:style style:name="T31" style:family="text">
      <style:text-properties fo:font-variant="normal" fo:text-transform="none" fo:color="#3ac1ef" loext:opacity="100%" style:font-name="Liberation Mono" fo:font-size="10pt" fo:letter-spacing="normal" fo:font-style="normal" fo:font-weight="bold" officeooo:rsid="002f3bd0" fo:background-color="#fafafa" loext:char-shading-value="0" style:font-name-asian="Noto Serif CJK SC" style:font-size-asian="10pt" style:font-style-asian="normal" style:font-weight-asian="bold" style:font-name-complex="Lohit Devanagari1" style:font-size-complex="10pt" style:font-style-complex="normal" style:font-weight-complex="bold" loext:padding="0in" loext:border="none"/>
    </style:style>
    <style:style style:name="T32" style:family="text">
      <style:text-properties fo:font-variant="normal" fo:text-transform="none" fo:color="#158466" loext:opacity="100%" fo:font-size="8pt" fo:letter-spacing="normal" fo:font-style="normal" fo:font-weight="normal" officeooo:rsid="0030d6df" fo:background-color="#fafafa" loext:char-shading-value="0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T33" style:family="text">
      <style:text-properties fo:font-variant="normal" fo:text-transform="none" fo:color="#000000" loext:opacity="100%" fo:font-size="8pt" fo:letter-spacing="normal" fo:font-style="normal" fo:font-weight="normal" officeooo:rsid="0030d6df" fo:background-color="#fafafa" loext:char-shading-value="0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T34" style:family="text">
      <style:text-properties fo:font-variant="normal" fo:text-transform="none" fo:color="#808080" loext:opacity="100%" fo:font-size="8pt" fo:letter-spacing="normal" fo:font-style="normal" fo:font-weight="normal" officeooo:rsid="0030d6df" fo:background-color="#fafafa" loext:char-shading-value="0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T35" style:family="text">
      <style:text-properties fo:color="#111111" loext:opacity="100%" style:font-name="Liberation Mono" fo:font-size="10pt" fo:letter-spacing="normal" fo:font-style="italic" fo:font-weight="normal" style:font-size-asian="10pt" style:font-size-complex="10pt"/>
    </style:style>
    <style:style style:name="T36" style:family="text">
      <style:text-properties fo:color="#111111" loext:opacity="100%" style:font-name="Liberation Mono" fo:font-size="10pt" fo:letter-spacing="normal" style:font-size-asian="10pt" style:font-size-complex="10pt"/>
    </style:style>
    <style:style style:name="T37" style:family="text">
      <style:text-properties fo:color="#3ac1ef" loext:opacity="100%" fo:font-size="10pt" fo:font-weight="bold" style:font-name-asian="Noto Serif CJK SC" style:font-size-asian="10pt" style:font-weight-asian="bold" style:font-name-complex="Lohit Devanagari1" style:font-size-complex="10pt" style:font-weight-complex="bold"/>
    </style:style>
    <style:style style:name="T38" style:family="text">
      <style:text-properties fo:color="#3ac1ef" loext:opacity="100%" fo:font-size="10pt" fo:font-weight="bold" officeooo:rsid="0026f4f5" style:font-name-asian="Noto Serif CJK SC" style:font-size-asian="10pt" style:font-weight-asian="bold" style:font-name-complex="Lohit Devanagari1" style:font-size-complex="10pt" style:font-weight-complex="bold"/>
    </style:style>
    <style:style style:name="T39" style:family="text">
      <style:text-properties fo:color="#2a6099" loext:opacity="100%" fo:font-style="italic" style:font-style-asian="italic" style:font-style-complex="italic"/>
    </style:style>
    <style:style style:name="T40" style:family="text">
      <style:text-properties fo:color="#000000" loext:opacity="100%" style:font-style-asian="normal" style:font-style-complex="normal"/>
    </style:style>
    <style:style style:name="T41" style:family="text">
      <style:text-properties fo:color="#3465a4" loext:opacity="100%" style:font-name="Liberation Mono" fo:font-style="italic" style:font-style-asian="italic" style:font-style-complex="italic"/>
    </style:style>
    <style:style style:name="T42" style:family="text">
      <style:text-properties officeooo:rsid="001f6b5e"/>
    </style:style>
    <style:style style:name="T43" style:family="text">
      <style:text-properties fo:font-size="10pt" officeooo:rsid="0027b776" style:font-size-asian="10pt" style:font-size-complex="10pt"/>
    </style:style>
    <style:style style:name="T44" style:family="text">
      <style:text-properties fo:font-size="16pt" style:font-size-asian="16pt" style:font-size-complex="16pt"/>
    </style:style>
    <style:style style:name="T45" style:family="text">
      <style:text-properties fo:font-size="16pt" officeooo:rsid="001587a9" style:font-size-asian="16pt" style:font-size-complex="16pt"/>
    </style:style>
    <style:style style:name="T46" style:family="text">
      <style:text-properties fo:font-size="16pt" officeooo:rsid="0027b776" style:font-size-asian="16pt" style:font-size-complex="16pt"/>
    </style:style>
    <style:style style:name="T47" style:family="text">
      <style:text-properties style:font-name="Liberation Mono"/>
    </style:style>
    <style:style style:name="T48" style:family="text">
      <style:text-properties style:font-name="Liberation Mono" officeooo:rsid="0026f4f5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45">
      <number:day/>
      <number:text>. </number:text>
      <number:month number:textual="true"/>
      <number:text>. </number:text>
      <number:year number:style="long"/>
    </number:date-style>
    <number:time-style style:name="N60">
      <number:hours number:style="long"/>
      <number:text>:</number:text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716_1778836131"/><text:span text:style-name="T45">Р</text:span><text:span text:style-name="T44">абот</text:span><text:span text:style-name="T45">а</text:span><text:span text:style-name="T44"> в командной оболочке Bash </text:span><text:span text:style-name="T46">(</text:span><text:span text:style-name="T43">ver. </text:span><text:span text:style-name="T43"><text:date style:data-style-name="N45" text:date-value="2022-08-11T19:14:40.436623748" text:fixed="true">11. Aug. 2022</text:date></text:span><text:span text:style-name="T43"><text:s/></text:span><text:span text:style-name="T43"><text:time style:data-style-name="N60" text:time-value="2022-08-11T19:14:46.547192721" text:fixed="true">19:14</text:time></text:span><text:span text:style-name="T46">)</text:span><text:bookmark-end text:name="__RefHeading___Toc716_1778836131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5"><text:a xlink:type="simple" xlink:href="#__RefHeading___Toc716_1778836131" text:style-name="Index_20_Link" text:visited-style-name="Index_20_Link">Работа в командной оболочке Bash (ver. 11. Aug. 2022 19:14)<text:tab/>1</text:a></text:p>
          <text:p text:style-name="P26"><text:a xlink:type="simple" xlink:href="#__RefHeading___Toc718_1778836131" text:style-name="Index_20_Link" text:visited-style-name="Index_20_Link">1. Используйте Control + L для очистки экрана и Control + D для выхода<text:tab/>1</text:a></text:p>
          <text:p text:style-name="P26"><text:a xlink:type="simple" xlink:href="#__RefHeading___Toc720_1778836131" text:style-name="Index_20_Link" text:visited-style-name="Index_20_Link">2. Используйте nohup для порождения процессов, не завершающихся с сеансом терминала<text:tab/>1</text:a></text:p>
          <text:p text:style-name="P26"><text:a xlink:type="simple" xlink:href="#__RefHeading___Toc722_1778836131" text:style-name="Index_20_Link" text:visited-style-name="Index_20_Link">3. Используйте для завершения процессов pkill<text:tab/>1</text:a></text:p>
          <text:p text:style-name="P26"><text:a xlink:type="simple" xlink:href="#__RefHeading___Toc724_1778836131" text:style-name="Index_20_Link" text:visited-style-name="Index_20_Link">4. Добавляйте команду time, чтобы узнать скорость выполнения программы<text:tab/>2</text:a></text:p>
          <text:p text:style-name="P26"><text:a xlink:type="simple" xlink:href="#__RefHeading___Toc726_1778836131" text:style-name="Index_20_Link" text:visited-style-name="Index_20_Link">5. Просматривайте имя дистрибутива Linux с помощью cat /etc/*rel*<text:tab/>2</text:a></text:p>
          <text:p text:style-name="P26"><text:a xlink:type="simple" xlink:href="#__RefHeading___Toc728_1778836131" text:style-name="Index_20_Link" text:visited-style-name="Index_20_Link">6. Для поиска и замены в текстовых файлах используйте sed<text:tab/>2</text:a></text:p>
          <text:p text:style-name="P26"><text:a xlink:type="simple" xlink:href="#__RefHeading___Toc730_1778836131" text:style-name="Index_20_Link" text:visited-style-name="Index_20_Link">7. Просматривайте публичный IP компьютера с помощью curl<text:tab/>2</text:a></text:p>
          <text:p text:style-name="P26"><text:a xlink:type="simple" xlink:href="#__RefHeading___Toc732_1778836131" text:style-name="Index_20_Link" text:visited-style-name="Index_20_Link">8. Используйте для обратного поиска Ctrl + R (⌘ + R)<text:tab/>2</text:a></text:p>
          <text:p text:style-name="P26"><text:a xlink:type="simple" xlink:href="#__RefHeading___Toc734_1778836131" text:style-name="Index_20_Link" text:visited-style-name="Index_20_Link">9. Применяйте оболочку для математических операций<text:tab/>3</text:a></text:p>
          <text:p text:style-name="P26"><text:a xlink:type="simple" xlink:href="#__RefHeading___Toc736_1778836131" text:style-name="Index_20_Link" text:visited-style-name="Index_20_Link">10. Используйте раскрытие скобок для создания множества файлов<text:tab/>3</text:a></text:p>
          <text:p text:style-name="P26"><text:a xlink:type="simple" xlink:href="#__RefHeading___Toc800_1778836131" text:style-name="Index_20_Link" text:visited-style-name="Index_20_Link">11. Поиск<text:tab/>3</text:a></text:p>
          <text:p text:style-name="P26"><text:a xlink:type="simple" xlink:href="#__RefHeading___Toc853_1778836131" text:style-name="Index_20_Link" text:visited-style-name="Index_20_Link">12. Команды !! !$ cd -<text:tab/>4</text:a></text:p>
          <text:p text:style-name="P26"><text:a xlink:type="simple" xlink:href="#__RefHeading___Toc853_17788361311" text:style-name="Index_20_Link" text:visited-style-name="Index_20_Link">1</text:a><text:a xlink:type="simple" xlink:href="#__RefHeading___Toc853_17788361311" text:style-name="Index_20_Link" text:visited-style-name="Index_20_Link">3</text:a><text:a xlink:type="simple" xlink:href="#__RefHeading___Toc853_17788361311" text:style-name="Index_20_Link" text:visited-style-name="Index_20_Link">. Задача: разбить большой файл на части и собрать его</text:a><text:a xlink:type="simple" xlink:href="#__RefHeading___Toc853_17788361311" text:style-name="Index_20_Link" text:visited-style-name="Index_20_Link"><text:tab/>5</text:a></text:p>
          <text:p text:style-name="P26"><text:a xlink:type="simple" xlink:href="#__RefHeading___Toc853_177883613111" text:style-name="Index_20_Link" text:visited-style-name="Index_20_Link">1</text:a><text:a xlink:type="simple" xlink:href="#__RefHeading___Toc853_177883613111" text:style-name="Index_20_Link" text:visited-style-name="Index_20_Link">4</text:a><text:a xlink:type="simple" xlink:href="#__RefHeading___Toc853_177883613111" text:style-name="Index_20_Link" text:visited-style-name="Index_20_Link">. </text:a><text:a xlink:type="simple" xlink:href="#__RefHeading___Toc853_177883613111" text:style-name="Index_20_Link" text:visited-style-name="Index_20_Link">Полезные команды</text:a><text:a xlink:type="simple" xlink:href="#__RefHeading___Toc853_177883613111" text:style-name="Index_20_Link" text:visited-style-name="Index_20_Link"><text:tab/>5</text:a></text:p>
        </text:index-body>
      </text:table-of-content>
      <text:h text:style-name="P36" text:outline-level="2"><text:bookmark-start text:name="__RefHeading___Toc718_1778836131"/>1. Используйте Control + L для очистки экрана и Control + D для выхода<text:bookmark-end text:name="__RefHeading___Toc718_1778836131"/></text:h>
      <text:p text:style-name="Text_20_body"><text:span text:style-name="T7">Для очистки экрана терминала мы вводим в командной строке </text:span><text:span text:style-name="Source_20_Text"><text:span text:style-name="T8">clear</text:span></text:span><text:span text:style-name="T7">. Для выхода вводим </text:span><text:span text:style-name="Source_20_Text"><text:span text:style-name="T8">exit</text:span></text:span><text:span text:style-name="T7">. Удобнее же очищать экран нажатием </text:span><text:span text:style-name="T35">Ctrl + l</text:span><text:span text:style-name="T11"> </text:span><text:span text:style-name="T7">( </text:span><text:span text:style-name="T36">⌘ </text:span><text:span text:style-name="T35">+ l</text:span><text:span text:style-name="T11"> </text:span><text:span text:style-name="T7">), а закрывать терминал сочетанием </text:span><text:span text:style-name="T35">Ctrl + d</text:span><text:span text:style-name="T11"> </text:span><text:span text:style-name="T7">(</text:span><text:span text:style-name="T36">⌘ </text:span><text:span text:style-name="T35">+ d</text:span><text:span text:style-name="T7">).</text:span></text:p>
      <text:h text:style-name="P38" text:outline-level="2"><text:bookmark-start text:name="__RefHeading___Toc720_1778836131"/>2. Используйте nohup для порождения процессов, не завершающихся с сеансом терминала<text:bookmark-end text:name="__RefHeading___Toc720_1778836131"/></text:h>
      <text:p text:style-name="P28">Загруженные в память программы называются процессами. Иногда я запускаю Firefox из командной строки:</text:p>
      <text:p text:style-name="P2"><text:span text:style-name="Source_20_Text"><text:span text:style-name="T17">$ </text:span></text:span><text:span text:style-name="Source_20_Text"><text:span text:style-name="T18">firefox https://freecodecamp.org</text:span></text:span></text:p>
      <text:p text:style-name="P19"><text:span text:style-name="T7">Но в таком случае при выходе из терминала браузер вылетает. Избежать этого помогает команда </text:span><text:span text:style-name="Source_20_Text"><text:span text:style-name="T8">nohup</text:span></text:span><text:span text:style-name="T7"> (no hang up):</text:span></text:p>
      <text:p text:style-name="P17"><text:span text:style-name="Source_20_Text"><text:span text:style-name="T19">$ </text:span></text:span><text:span text:style-name="Source_20_Text"><text:span text:style-name="T18">nohup firefox https://freecodecamp.org</text:span></text:span></text:p>
      <text:p text:style-name="P19"><text:span text:style-name="T7">Теперь при закрытии терминала Firefox не вылетает, но вылетает моя вкладка. Лечится это запуском Firefox в качестве фонового процесса с помощью флага </text:span><text:span text:style-name="Source_20_Text"><text:span text:style-name="T8">&amp;</text:span></text:span><text:span text:style-name="T7">:</text:span></text:p>
      <text:p text:style-name="P17"><text:span text:style-name="Source_20_Text"><text:span text:style-name="T19">$ </text:span></text:span><text:span text:style-name="Source_20_Text"><text:span text:style-name="T18">nohup firefox https://freecodecamp.org &amp;</text:span></text:span></text:p>
      <text:p text:style-name="P28">Теперь при выходе из терминала вкладки не страдают.</text:p>
      <text:h text:style-name="P40" text:outline-level="2"><text:bookmark-start text:name="__RefHeading___Toc722_1778836131"/>3. Используйте для завершения процессов pkill<text:bookmark-end text:name="__RefHeading___Toc722_1778836131"/></text:h>
      <text:p text:style-name="P19"><text:span text:style-name="T7">С помощью команды </text:span><text:span text:style-name="Source_20_Text"><text:span text:style-name="T25">killall</text:span></text:span><text:span text:style-name="T7"> можно завершать процесс по его имени:</text:span></text:p>
      <text:p text:style-name="P17"><text:span text:style-name="Source_20_Text"><text:span text:style-name="T19">$ </text:span></text:span><text:span text:style-name="Source_20_Text"><text:span text:style-name="T18">killall firefox</text:span></text:span></text:p>
      <text:p text:style-name="P19"><text:span text:style-name="T7">Но удобнее использовать для этого </text:span><text:span text:style-name="Source_20_Text"><text:span text:style-name="T25">pkill</text:span></text:span><text:span text:style-name="T7">, которая позволяет вводить лишь часть имени:</text:span></text:p>
      <text:p text:style-name="P17"><text:span text:style-name="Source_20_Text"><text:span text:style-name="T19">$ </text:span></text:span><text:span text:style-name="Source_20_Text"><text:span text:style-name="T18">pkill fire*</text:span></text:span></text:p>
      <text:h text:style-name="P39" text:outline-level="2"><text:bookmark-start text:name="__RefHeading___Toc724_1778836131"/><text:soft-page-break/>4. Добавляйте команду time, чтобы узнать скорость выполнения программы<text:bookmark-end text:name="__RefHeading___Toc724_1778836131"/></text:h>
      <text:p text:style-name="P19"><text:span text:style-name="T7">Хотите узнать, как долго выполняется некая программа в оболочке? Просто добавьте в начале команды запуска </text:span><text:span text:style-name="Source_20_Text"><text:span text:style-name="T8">time</text:span></text:span><text:span text:style-name="T7">:</text:span></text:p>
      <text:p text:style-name="P17"><text:span text:style-name="Source_20_Text"><text:span text:style-name="T19">$ </text:span></text:span><text:span text:style-name="Source_20_Text"><text:span text:style-name="T18">time gcc -g *.c</text:span></text:span></text:p>
      <text:h text:style-name="P39" text:outline-level="2"><text:bookmark-start text:name="__RefHeading___Toc726_1778836131"/>5. Просматривайте имя дистрибутива Linux с помощью cat /etc/*rel*<text:bookmark-end text:name="__RefHeading___Toc726_1778836131"/></text:h>
      <text:p text:style-name="P19"><text:span text:style-name="T7">Выполнение </text:span><text:span text:style-name="Source_20_Text"><text:span text:style-name="T8">uname -a</text:span></text:span><text:span text:style-name="T7"> выводит информацию о системе. Хотите перепроверить, в каком дистрибутиве работаете? Просто наберите в оболочке </text:span><text:span text:style-name="Source_20_Text"><text:span text:style-name="T8">cat /etc/*rel*</text:span></text:span><text:span text:style-name="T7"> и нажмите «Ввод».</text:span></text:p>
      <text:h text:style-name="P39" text:outline-level="2"><text:bookmark-start text:name="__RefHeading___Toc728_1778836131"/>6. Для поиска и замены в текстовых файлах используйте sed<text:bookmark-end text:name="__RefHeading___Toc728_1778836131"/></text:h>
      <text:p text:style-name="P19"><text:span text:style-name="T7">Нужно заменить множественные вхождения слова в текстовом файле? Используйте команду </text:span><text:span text:style-name="Source_20_Text"><text:span text:style-name="T8">sed</text:span></text:span><text:span text:style-name="T7">:</text:span></text:p>
      <text:p text:style-name="P17"><text:span text:style-name="Source_20_Text"><text:span text:style-name="T19">$ </text:span></text:span><text:span text:style-name="Source_20_Text"><text:span text:style-name="T18">sed s'/apples/oranges/g' myfile.txt</text:span></text:span></text:p>
      <text:p text:style-name="P19"><text:span text:style-name="T7">В этом случае все вхождения слова </text:span><text:span text:style-name="Source_20_Text"><text:span text:style-name="T8">apples</text:span></text:span><text:span text:style-name="T7"> будут заменены на </text:span><text:span text:style-name="Source_20_Text"><text:span text:style-name="T8">oranges</text:span></text:span><text:span text:style-name="T7">. Если нужно заменить лишь первое вхождение в каждой строке, просто уберите суффикс </text:span><text:span text:style-name="Source_20_Text"><text:span text:style-name="T8">g</text:span></text:span><text:span text:style-name="T7"> в конце команды:</text:span></text:p>
      <text:p text:style-name="P17"><text:span text:style-name="Source_20_Text"><text:span text:style-name="T19">$ </text:span></text:span><text:span text:style-name="Source_20_Text"><text:span text:style-name="T18">sed 's/apples/oranges/' myfile.txt</text:span></text:span></text:p>
      <text:p text:style-name="P19"><text:span text:style-name="T7">Символ </text:span><text:span text:style-name="Source_20_Text"><text:span text:style-name="T8">g</text:span></text:span><text:span text:style-name="T7"> означает «глобально». В качестве разделителя здесь выступает прямой слэш, хотя по факту можно использовать любой другой символ, например, нижнее подчёркивание:</text:span></text:p>
      <text:p text:style-name="P17"><text:span text:style-name="Source_20_Text"><text:span text:style-name="T19">$ </text:span></text:span><text:span text:style-name="Source_20_Text"><text:span text:style-name="T18">sed 's_apples_oranges_g' myfile.txt</text:span></text:span></text:p>
      <text:p text:style-name="P19"><text:span text:style-name="T7">Простое использование </text:span><text:span text:style-name="Source_20_Text"><text:span text:style-name="T8">sed</text:span></text:span><text:span text:style-name="T7"> производит замену только при выводе, оставляя исходный файл незатронутым. Для изменения самого файла используйте флаг </text:span><text:span text:style-name="Source_20_Text"><text:span text:style-name="T8">-i</text:span></text:span><text:span text:style-name="T7">:</text:span></text:p>
      <text:p text:style-name="P17"><text:span text:style-name="Source_20_Text"><text:span text:style-name="T19">$ </text:span></text:span><text:span text:style-name="Source_20_Text"><text:span text:style-name="T18">sed -i 's_apples_oranges_g' myfile.txt</text:span></text:span></text:p>
      <text:h text:style-name="P39" text:outline-level="2"><text:bookmark-start text:name="__RefHeading___Toc730_1778836131"/>7. Просматривайте публичный IP компьютера с помощью curl<text:bookmark-end text:name="__RefHeading___Toc730_1778836131"/></text:h>
      <text:p text:style-name="P19"><text:span text:style-name="T7">Существует два типа IP-адресов: закрытые и публичные. Закрытый IP присваивается системой, и его можно уточнить с помощью команды </text:span><text:span text:style-name="Source_20_Text"><text:span text:style-name="T8">ifconfig</text:span></text:span><text:span text:style-name="T7">. Если же вы хотите узнать публичный IP вашего ПК, который провайдер присваивает вашему интерфейсу, то при подключённом интернете просто выполните в командной строке:</text:span></text:p>
      <text:p text:style-name="P17"><text:span text:style-name="Source_20_Text"><text:span text:style-name="T19">$ </text:span></text:span><text:span text:style-name="Source_20_Text"><text:span text:style-name="T18">curl ifconfig.me ; echo</text:span></text:span></text:p>
      <text:p text:style-name="P28">или</text:p>
      <text:p text:style-name="P17"><text:span text:style-name="Source_20_Text"><text:span text:style-name="T19">$ </text:span></text:span><text:span text:style-name="Source_20_Text"><text:span text:style-name="T18">curl ifconfig.co ; echo</text:span></text:span></text:p>
      <text:h text:style-name="P39" text:outline-level="2"><text:bookmark-start text:name="__RefHeading___Toc732_1778836131"/>8. Используйте для обратного поиска Ctrl + R (⌘ + R)<text:bookmark-end text:name="__RefHeading___Toc732_1778836131"/></text:h>
      <text:p text:style-name="P20"><text:span text:style-name="T7">При нажатии клавиши «вверх» отображается последняя введённая команда. При выполнении </text:span><text:span text:style-name="Source_20_Text"><text:span text:style-name="T8">history</text:span></text:span><text:span text:style-name="T7"> выводятся все введённые команды из истории Bash. Однако удобнее нажать Ctrl + r (⌘ + r) и начать набирать команду, на что оболочка начнёт предлагать автозаполнение из истории, и вам останется нажать «Ввод», когда будет найдена искомая команда.</text:span></text:p>
      <text:p text:style-name="P29"><text:soft-page-break/>Если запоминать из всего руководства лишь что-то одно, то запомните именно эту комбинацию: Ctrl + r (⌘ + r).</text:p>
      <text:h text:style-name="P39" text:outline-level="2"><text:bookmark-start text:name="__RefHeading___Toc734_1778836131"/>9. Применяйте оболочку для математических операций<text:bookmark-end text:name="__RefHeading___Toc734_1778836131"/></text:h>
      <text:p text:style-name="P28">Для простых вычислений, которые не получают и не выводят дроби можно использовать:</text:p>
      <text:p text:style-name="P17"><text:span text:style-name="Source_20_Text"><text:span text:style-name="T18">:~$ echo $((19*34))</text:span></text:span></text:p>
      <text:p text:style-name="P18"><text:span text:style-name="Source_20_Text"><text:span text:style-name="T18">:~$ 646</text:span></text:span></text:p>
      <text:p text:style-name="P19"><text:span text:style-name="T7">При вычислении с участием дробей просто предваряйте выражение командой </text:span><text:span text:style-name="Source_20_Text"><text:span text:style-name="T8">echo</text:span></text:span><text:span text:style-name="T7"> и передавайте его команде </text:span><text:span text:style-name="Source_20_Text"><text:span text:style-name="T8">bc</text:span></text:span><text:span text:style-name="T7">:</text:span></text:p>
      <text:p text:style-name="P17"><text:span text:style-name="Source_20_Text"><text:span text:style-name="T18">:~$ echo "scale=2; 9*3/((2*2)+1)" | bc</text:span></text:span></text:p>
      <text:p text:style-name="P18"><text:span text:style-name="Source_20_Text"><text:span text:style-name="T18">:~$ 5.40</text:span></text:span></text:p>
      <text:p text:style-name="P19"><text:span text:style-name="T7">Здесь </text:span><text:span text:style-name="Source_20_Text"><text:span text:style-name="T8">scale</text:span></text:span><text:span text:style-name="T7"> означает нужную десятичную точность.</text:span></text:p>
      <text:h text:style-name="P39" text:outline-level="2"><text:bookmark-start text:name="__RefHeading___Toc736_1778836131"/>10. Используйте раскрытие скобок для создания множества файлов<text:bookmark-end text:name="__RefHeading___Toc736_1778836131"/></text:h>
      <text:p text:style-name="P28">Как создать в каталоге 100 файлов?</text:p>
      <text:p text:style-name="P17"><text:span text:style-name="Source_20_Text"><text:span text:style-name="T19">$ </text:span></text:span><text:span text:style-name="Source_20_Text"><text:span text:style-name="T18">file1.txt, file2.txt, file3.txt ... file100.txt</text:span></text:span></text:p>
      <text:p text:style-name="P28">С помощью раскрытия скобок:</text:p>
      <text:p text:style-name="P17"><text:span text:style-name="Source_20_Text"><text:span text:style-name="T19">$ </text:span></text:span><text:span text:style-name="Source_20_Text"><text:span text:style-name="T18">touch file{1..100}.txt</text:span></text:span></text:p>
      <text:p text:style-name="P28">К примеру, для проекта нужно создать три файла: <text:span text:style-name="T39">app.html</text:span>, <text:span text:style-name="T39">app.css</text:span> и <text:span text:style-name="T39">app.js</text:span>. Вместо поочерёдного их создания — можно просто сделать так:</text:p>
      <text:p text:style-name="P17"><text:span text:style-name="Source_20_Text"><text:span text:style-name="T18">:~$ touch app.{html,css,js}</text:span></text:span></text:p>
      <text:p text:style-name="P18"><text:span text:style-name="Source_20_Text"><text:span text:style-name="T18">:~$ ls</text:span></text:span></text:p>
      <text:p text:style-name="P18"><text:span text:style-name="Source_20_Text"><text:span text:style-name="T12">app.html app.css app.js</text:span></text:span></text:p>
      <text:p text:style-name="P28">Если же внутри каталога проекта нужно создать, скажем, пять каталогов: <text:span text:style-name="T39">images</text:span>,<text:span text:style-name="T39"> css</text:span>,<text:span text:style-name="T39"> src</text:span>,<text:span text:style-name="T39"> templates </text:span><text:span text:style-name="T40">и</text:span><text:span text:style-name="T39"> scripts</text:span>, то можно поступить так:</text:p>
      <text:p text:style-name="P17"><text:span text:style-name="Source_20_Text"><text:span text:style-name="T18">:~$ mkdir {images,css,src,templates,scripts}</text:span></text:span></text:p>
      <text:p text:style-name="P18"><text:span text:style-name="Source_20_Text"><text:span text:style-name="T18">:~$ ls</text:span></text:span></text:p>
      <text:p text:style-name="P24"><text:span text:style-name="Source_20_Text"><text:span text:style-name="T12">images css src templates scripts</text:span></text:span></text:p>
      <text:p text:style-name="P28">Здесь есть лишь один нюанс: необходимо убедиться, чтобы между словами в скобках отсутствовали пробелы.</text:p>
      <text:h text:style-name="P37" text:outline-level="2"><text:bookmark-start text:name="__RefHeading___Toc800_1778836131"/><text:span text:style-name="T42">11. </text:span>Поиск<text:bookmark-end text:name="__RefHeading___Toc800_1778836131"/></text:h>
      <text:p text:style-name="P19"><text:span text:style-name="T7">Для поиска данных можно использовать - </text:span><text:span text:style-name="Source_20_Text"><text:span text:style-name="T8">grep</text:span></text:span><text:span text:style-name="T7">, </text:span><text:span text:style-name="Source_20_Text"><text:span text:style-name="T8">ag</text:span></text:span><text:span text:style-name="T7"> и </text:span><text:span text:style-name="Source_20_Text"><text:span text:style-name="T8">ack</text:span></text:span><text:span text:style-name="T7">. </text:span></text:p>
      <text:p text:style-name="P3"><text:span text:style-name="Source_20_Text"><text:span text:style-name="T20">$ </text:span></text:span><text:span text:style-name="Source_20_Text"><text:span text:style-name="T21">grep my_regex my_file</text:span></text:span></text:p>
      <text:p text:style-name="P22"><text:span text:style-name="T7">выполняет поиск </text:span><text:span text:style-name="Source_20_Text"><text:span text:style-name="T8">my_regex</text:span></text:span><text:span text:style-name="T7"> в </text:span><text:span text:style-name="Source_20_Text"><text:span text:style-name="T8">my_file</text:span></text:span><text:span text:style-name="T7">. При обнаружении совпадений возвращается, для каждого из них, вся строка. По умолчанию </text:span><text:span text:style-name="Source_20_Text"><text:span text:style-name="T8">my_regex</text:span></text:span><text:span text:style-name="T7"> воспринимается как регулярное выражение.</text:span></text:p>
      <text:p text:style-name="P3"><text:span text:style-name="Source_20_Text"><text:span text:style-name="T20">$ </text:span></text:span><text:span text:style-name="Source_20_Text"><text:span text:style-name="T21">grep -i my_regex my_file</text:span></text:span></text:p>
      <text:p text:style-name="P30">поиск выполняется без учёта регистра символов.</text:p>
      <text:p text:style-name="P5"><text:span text:style-name="Source_20_Text"><text:span text:style-name="T20">$ </text:span></text:span><text:span text:style-name="Source_20_Text"><text:span text:style-name="T21">grep -v my_regex my_file</text:span></text:span></text:p>
      <text:p text:style-name="P4"><text:span text:style-name="Source_20_Text"><text:span text:style-name="T20">$ </text:span></text:span><text:span text:style-name="Source_20_Text"><text:span text:style-name="T21">grep pass ~/.bash_history </text:span></text:span><text:span text:style-name="Source_20_Text"><text:span text:style-name="T13">(поиск по ист</text:span></text:span><text:span text:style-name="Source_20_Text"><text:span text:style-name="T14">ории команд)</text:span></text:span></text:p>
      <text:p text:style-name="P22"><text:soft-page-break/><text:span text:style-name="T7">возвращает все строки, в которых не содержится </text:span><text:span text:style-name="Source_20_Text"><text:span text:style-name="T8">my_regex</text:span></text:span><text:span text:style-name="T7">. Флаг </text:span><text:span text:style-name="Source_20_Text"><text:span text:style-name="T8">-v</text:span></text:span><text:span text:style-name="T7"> означает инверсию, он напоминает оператор </text:span><text:span text:style-name="Source_20_Text"><text:span text:style-name="T8">NOT</text:span></text:span><text:span text:style-name="T7">, имеющийся во многих языках программирования.</text:span></text:p>
      <text:p text:style-name="P3"><text:span text:style-name="Source_20_Text"><text:span text:style-name="T20">$ </text:span></text:span><text:span text:style-name="Source_20_Text"><text:span text:style-name="T21">grep -c my_regex my_file</text:span></text:span></text:p>
      <text:p text:style-name="P30">возвращает сведения о количестве совпадений с искомым шаблоном, найденных в файле.</text:p>
      <text:p text:style-name="P3"><text:span text:style-name="Source_20_Text"><text:span text:style-name="T20">$ </text:span></text:span><text:span text:style-name="Source_20_Text"><text:span text:style-name="T21">grep -R my_regex my_folder</text:span></text:span></text:p>
      <text:p text:style-name="P30">выполняет рекурсивный поиск во всех файлах, находящихся в заданной папке и в папках, вложенных в неё.</text:p>
      <text:p text:style-name="P21"><text:span text:style-name="T7">Теперь поговорим о команде </text:span><text:span text:style-name="Source_20_Text"><text:span text:style-name="T8">ag</text:span></text:span><text:span text:style-name="T7">. Она появилась позже </text:span><text:span text:style-name="Source_20_Text"><text:span text:style-name="T8">grep</text:span></text:span><text:span text:style-name="T7">, она быстрее, работать с ней удобнее.</text:span></text:p>
      <text:p text:style-name="P3"><text:span text:style-name="Source_20_Text"><text:span text:style-name="T20">$ </text:span></text:span><text:span text:style-name="Source_20_Text"><text:span text:style-name="T21">ag my_regex my_file</text:span></text:span></text:p>
      <text:p text:style-name="P22"><text:span text:style-name="T7">возвращает сведения о номерах строк, и сами строки, в которых найдены совпадения с </text:span><text:span text:style-name="Source_20_Text"><text:span text:style-name="T8">my_regex</text:span></text:span><text:span text:style-name="T7">.</text:span></text:p>
      <text:p text:style-name="P3"><text:span text:style-name="Source_20_Text"><text:span text:style-name="T20">$ </text:span></text:span><text:span text:style-name="Source_20_Text"><text:span text:style-name="T21">ag -i my_regex my_file</text:span></text:span></text:p>
      <text:p text:style-name="P30">поиск выполняется без учёта регистра символов.</text:p>
      <text:p text:style-name="P21"><text:span text:style-name="T7">Команда </text:span><text:span text:style-name="Source_20_Text"><text:span text:style-name="T8">ag</text:span></text:span><text:span text:style-name="T7"> автоматически обрабатывает файл </text:span><text:span text:style-name="Source_20_Text"><text:span text:style-name="T8">.gitignore</text:span></text:span><text:span text:style-name="T7"> и исключает из вывода то, что найдено в папках или файлах, перечисленных в этом файле. Это очень удобно.</text:span></text:p>
      <text:p text:style-name="P3"><text:span text:style-name="Source_20_Text"><text:span text:style-name="T20">$ </text:span></text:span><text:span text:style-name="Source_20_Text"><text:span text:style-name="T21">ag my_regex my_file – skip-vcs-ignores</text:span></text:span></text:p>
      <text:p text:style-name="P22"><text:span text:style-name="T7">содержимое файлов систем автоматического контроля версий (наподобие </text:span><text:span text:style-name="Source_20_Text"><text:span text:style-name="T8">.gitignore</text:span></text:span><text:span text:style-name="T7">) при поиске не учитывается.</text:span></text:p>
      <text:p text:style-name="P21"><text:span text:style-name="T7">Кроме того, для того чтобы указать команде </text:span><text:span text:style-name="Source_20_Text"><text:span text:style-name="T8">ag</text:span></text:span><text:span text:style-name="T7"> на то, какие пути к файлам нужно исключить из поиска, можно создать файл </text:span><text:span text:style-name="Source_20_Text"><text:span text:style-name="T8">.agignore</text:span></text:span><text:span text:style-name="T7">.</text:span></text:p>
      <text:p text:style-name="P21"><text:span text:style-name="T7">В начале этого раздела мы упомянули о команде </text:span><text:span text:style-name="Source_20_Text"><text:span text:style-name="T8">ack</text:span></text:span><text:span text:style-name="T7">. Команды </text:span><text:span text:style-name="Source_20_Text"><text:span text:style-name="T8">ack</text:span></text:span><text:span text:style-name="T7"> и </text:span><text:span text:style-name="Source_20_Text"><text:span text:style-name="T8">ag</text:span></text:span><text:span text:style-name="T7"> очень похожи, можно сказать, что они взаимозаменяемы на 99%. Однако команда </text:span><text:span text:style-name="Source_20_Text"><text:span text:style-name="T8">ag</text:span></text:span><text:span text:style-name="T7"> работает быстрее, поэтому я описал именно её.</text:span></text:p>
      <text:h text:style-name="P35" text:outline-level="2"><text:bookmark-start text:name="__RefHeading___Toc853_1778836131"/><text:span text:style-name="T37">12. Команды !! !</text:span><text:span text:style-name="T38">$</text:span><text:span text:style-name="T37"> cd -</text:span><text:bookmark-end text:name="__RefHeading___Toc853_1778836131"/></text:h>
      <text:p text:style-name="P31"><text:span text:style-name="T5">И</text:span><text:span text:style-name="T6">спользуйте </text:span><text:span text:style-name="T15">!!</text:span><text:span text:style-name="T6"> для возврата </text:span><text:span text:style-name="T5">(повторения)</text:span><text:span text:style-name="T6"> к предыдущей команде:</text:span></text:p>
      <text:p text:style-name="P9"><text:span text:style-name="Source_20_Text"><text:span text:style-name="T22">geekpress@proglib:~$ apt install golang</text:span></text:span></text:p>
      <text:p text:style-name="P10"><text:span text:style-name="Source_20_Text"><text:span text:style-name="T22">E: Could not open lock file /var/lib/dpkg/lock-frontend - open (13: Permission denied)</text:span></text:span></text:p>
      <text:p text:style-name="P10"><text:span text:style-name="Source_20_Text"><text:span text:style-name="T22">E: Unable to acquire the dpkg frontend lock (/var/lib/dpkg/lock-frontend), are you root?</text:span></text:span></text:p>
      <text:p text:style-name="P10"><text:span text:style-name="Source_20_Text"><text:span text:style-name="T22">geekpress@proglib:~$ </text:span></text:span><text:span text:style-name="Source_20_Text"><text:span text:style-name="T24">sudo !!</text:span></text:span></text:p>
      <text:p text:style-name="P10"><text:span text:style-name="Source_20_Text"><text:span text:style-name="T22">sudo apt install golang</text:span></text:span></text:p>
      <text:p text:style-name="P11"><text:span text:style-name="Source_20_Text"><text:span text:style-name="T22">Reading package lists…</text:span></text:span></text:p>
      <text:p text:style-name="P32"><text:span text:style-name="T6">К</text:span><text:span text:style-name="T5">оманда </text:span><text:span text:style-name="T16">cd –</text:span><text:span text:style-name="T5"> используется для перехода в предыдущий каталог, где был пользователь:</text:span></text:p>
      <text:p text:style-name="P6"><text:span text:style-name="Source_20_Text"><text:span text:style-name="T22">gk@gk:~$ pwd</text:span></text:span></text:p>
      <text:p text:style-name="P7"><text:span text:style-name="Source_20_Text"><text:span text:style-name="T22">/home/gk</text:span></text:span></text:p>
      <text:p text:style-name="P7"><text:span text:style-name="Source_20_Text"><text:span text:style-name="T22">gk@gk:~$ cd Documents/</text:span></text:span></text:p>
      <text:p text:style-name="P7"><text:span text:style-name="Source_20_Text"><text:span text:style-name="T22">gk@gk:~/Documents$ </text:span></text:span><text:span text:style-name="Source_20_Text"><text:span text:style-name="T24">cd -</text:span></text:span></text:p>
      <text:p text:style-name="P8"><text:span text:style-name="Source_20_Text"><text:span text:style-name="T22">/home/gk</text:span></text:span></text:p>
      <text:p text:style-name="P27"><text:span text:style-name="Source_20_Text"><text:span text:style-name="T41">!$</text:span></text:span><text:span text:style-name="Source_20_Text"><text:span text:style-name="T47"> - </text:span></text:span><text:span text:style-name="Source_20_Text"><text:span text:style-name="T48">п</text:span></text:span><text:span text:style-name="Source_20_Text"><text:span text:style-name="T47">овторное использование последнего элемента из предыдущей команды.</text:span></text:span></text:p>
      <text:p text:style-name="P23"><text:span text:style-name="Source_20_Text"><text:span text:style-name="T9">Во многих ситуациях очень кстати оказывается возможность использования аргумента предыдущей команды.</text:span></text:span></text:p>
      <text:p text:style-name="P23"><text:span text:style-name="Source_20_Text"><text:span text:style-name="T9">Предположим, вам нужно создать директорию, а потом в неё перейти. Тут можно воспользоваться опцией !$, вводя команду перехода после команды создания директории.</text:span></text:span></text:p>
      <text:p text:style-name="P6"><text:span text:style-name="Source_20_Text"><text:span text:style-name="T23">gk@gk:~$ pwd</text:span></text:span></text:p>
      <text:p text:style-name="P7"><text:span text:style-name="Source_20_Text"><text:span text:style-name="T23">/home/gk</text:span></text:span></text:p>
      <text:p text:style-name="P7"><text:span text:style-name="Source_20_Text"><text:span text:style-name="T23">gk@gk:~$ ls Documents/</text:span></text:span></text:p>
      <text:p text:style-name="P7"><text:span text:style-name="Source_20_Text"><text:span text:style-name="T23"><text:s/>'assembler B2L.pdf' <text:s text:c="2"/>Heidelberg_Dasha.mp4 <text:s text:c="2"/>tsp.ods</text:span></text:span></text:p>
      <text:p text:style-name="P7"><text:span text:style-name="Source_20_Text"><text:span text:style-name="T23"><text:s/>gk@gk:~$ </text:span></text:span><text:span text:style-name="Source_20_Text"><text:span text:style-name="T24">cd !$</text:span></text:span></text:p>
      <text:p text:style-name="P7"><text:span text:style-name="Source_20_Text"><text:span text:style-name="T23">cd Documents/</text:span></text:span></text:p>
      <text:p text:style-name="P7"><text:span text:style-name="Source_20_Text"><text:span text:style-name="T23">gk@gk:~/Documents$ pwd</text:span></text:span></text:p>
      <text:p text:style-name="P7"><text:span text:style-name="Source_20_Text"><text:span text:style-name="T23">/home/gk/Documents</text:span></text:span></text:p>
      <text:p text:style-name="P8"><text:span text:style-name="Source_20_Text"><text:span text:style-name="T23">gk@gk:~/Documents$ </text:span></text:span></text:p>
      <text:h text:style-name="P33" text:outline-level="2"><text:bookmark-start text:name="__RefHeading___Toc853_17788361311"/><text:soft-page-break/><text:span text:style-name="Source_20_Text"><text:span text:style-name="T29">1</text:span></text:span><text:span text:style-name="Source_20_Text"><text:span text:style-name="T30">3</text:span></text:span><text:span text:style-name="Source_20_Text"><text:span text:style-name="T29">. Задача: разбить большой файл на части и собрать его </text:span></text:span><text:bookmark-end text:name="__RefHeading___Toc853_17788361311"/></text:h>
      <text:p text:style-name="P12"><text:span text:style-name="Source_20_Text"><text:span text:style-name="T9">1. Со стороны macOS:</text:span></text:span></text:p>
      <text:p text:style-name="P14"><text:span text:style-name="Source_20_Text"><text:span text:style-name="T26">$ zip -s 3G ppp1.zip Parasite.mkv (создает архив, каждый кусок которого 3Gb)</text:span></text:span></text:p>
      <text:p text:style-name="P13"><text:span text:style-name="Source_20_Text"><text:span text:style-name="T9">2. Со стороны Ubuntu:</text:span></text:span></text:p>
      <text:p text:style-name="P14"><text:span text:style-name="Source_20_Text"><text:span text:style-name="T26">$ cat ppp1.z* &gt; ppp.zip (слить все части в единый архив)</text:span></text:span></text:p>
      <text:p text:style-name="P15"><text:span text:style-name="Source_20_Text"><text:span text:style-name="T26">$ unzip ppp.zip (получить исходный файл)</text:span></text:span></text:p>
      <text:h text:style-name="P34" text:outline-level="2"><text:bookmark-start text:name="__RefHeading___Toc853_177883613111"/><text:span text:style-name="Source_20_Text"><text:span text:style-name="T29">1</text:span></text:span><text:span text:style-name="Source_20_Text"><text:span text:style-name="T31">4</text:span></text:span><text:span text:style-name="Source_20_Text"><text:span text:style-name="T29">. </text:span></text:span><text:span text:style-name="Source_20_Text"><text:span text:style-name="T31">Полезные команды</text:span></text:span><text:bookmark-end text:name="__RefHeading___Toc853_177883613111"/></text:h>
      <text:p text:style-name="P16"><text:span text:style-name="Source_20_Text"><text:span text:style-name="T9">1. </text:span></text:span><text:span text:style-name="Source_20_Text"><text:span text:style-name="T10">Посмотреть открытые порты</text:span></text:span><text:span text:style-name="Source_20_Text"><text:span text:style-name="T9">:</text:span></text:span></text:p>
      <text:p text:style-name="P41"><text:span text:style-name="Source_20_Text"><text:span text:style-name="T26">$ </text:span></text:span><text:span text:style-name="Source_20_Text"><text:span text:style-name="T27">netstat -tlpn</text:span></text:span></text:p>
      <text:p text:style-name="P42"><text:span text:style-name="Source_20_Text"><text:span text:style-name="T26">$ </text:span></text:span><text:span text:style-name="Source_20_Text"><text:span text:style-name="T28">free</text:span></text:span><text:span text:style-name="Source_20_Text"><text:span text:style-name="T27"> -</text:span></text:span><text:span text:style-name="Source_20_Text"><text:span text:style-name="T28">h <text:s/></text:span></text:span><text:span text:style-name="Source_20_Text"><text:span text:style-name="T34"># Run following command to see RAM information in GB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 Adjusted', 'Segoe UI', 'Liberation Sans'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598in" style:contextual-spacing="false" fo:line-height="100%" style:page-number="auto">
        <style:tab-stops/>
      </style:paragraph-properties>
      <style:text-properties style:font-name="DejaVu Sans Mono" fo:font-family="'DejaVu Sans Mono'" style:font-style-name="Book" style:font-family-generic="modern" style:font-pitch="fixed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0598in" fo:margin-bottom="0.0598in" style:contextual-spacing="false" fo:line-height="100%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0.5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size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6.6925in" style:type="center"/>
          <style:tab-stop style:position="7.311in" style:type="right"/>
        </style:tab-stops>
      </style:paragraph-properties>
    </style:style>
    <style:style style:name="MT1" style:family="text">
      <style:text-properties style:font-name="AnjaliOldLipi" fo:font-size="8pt" style:font-size-asian="8pt" style:font-size-complex="8pt"/>
    </style:style>
    <style:style style:name="MT2" style:family="text">
      <style:text-properties style:font-name="AnjaliOldLipi" fo:font-size="8pt" officeooo:rsid="002a1543" style:font-size-asian="8pt" style:font-size-complex="8pt"/>
    </style:style>
    <style:style style:name="MT3" style:family="text">
      <style:text-properties style:font-name="AnjaliOldLipi" fo:font-size="8pt" officeooo:rsid="001ed9f4" style:font-size-asian="8pt" style:font-size-complex="8pt"/>
    </style:style>
    <style:style style:name="MT4" style:family="text">
      <style:text-properties style:font-name="AnjaliOldLipi" fo:font-size="8pt" fo:font-weight="bold" officeooo:rsid="001ed9f4" style:font-size-asian="8pt" style:font-weight-asian="bold" style:font-size-complex="8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Работа в командной оболочке Bash<text:tab/></text:span><text:span text:style-name="MT2">page</text:span><text:span text:style-name="MT3"> </text:span><text:span text:style-name="MT4"><text:page-number text:select-page="current">4</text:page-number></text:span><text:span text:style-name="MT4">/</text:span><text:span text:style-name="MT4"><text:page-count>5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30T10:32:34.655495854</meta:creation-date>
    <dc:date>2024-03-24T00:06:26.776301895</dc:date>
    <meta:editing-duration>PT1H49M8S</meta:editing-duration>
    <meta:editing-cycles>33</meta:editing-cycles>
    <meta:generator>LibreOffice/7.3.7.2$Linux_X86_64 LibreOffice_project/30$Build-2</meta:generator>
    <meta:document-statistic meta:table-count="0" meta:image-count="0" meta:object-count="0" meta:page-count="5" meta:paragraph-count="136" meta:word-count="1249" meta:character-count="8329" meta:non-whitespace-character-count="7203"/>
  </office:meta>
</office:document-meta>
</file>